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7.02cm" svg:height="2.605cm" svg:x="2.47cm" svg:y="1.951cm">
          <text:p text:style-name="P1"><text:span text:style-name="T1">Window</text:span></text:p>
          <text:p text:style-name="P2"><text:span text:style-name="T2">Members: Engine</text:span></text:p>
          <text:p text:style-name="P2"><text:span text:style-name="T2">Methods: event, initializeGL, paintGL, resizeGL</text:span></text:p>
          <text:p text:style-name="P2"><text:span text:style-name="T3">Slots: updateUI</text:span></text:p>
          <text:p text:style-name="P2"><text:span text:style-name="T3">Connect: Engine::updateUI to Window::update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7.018cm" svg:height="2.676cm" svg:x="2.47cm" svg:y="5.309cm">
          <text:p text:style-name="P1"><text:span text:style-name="T1">Engine</text:span></text:p>
          <text:p text:style-name="P2"><text:span text:style-name="T3">Members: Camera, Level, Light, Menu, Physics, Player</text:span></text:p>
          <text:p text:style-name="P2"><text:span text:style-name="T3">Methods: configure, event, initialize, render, resize, tick</text:span></text:p>
          <text:p text:style-name="P2"><text:span text:style-name="T3">States: Menu, Play, Finished, Died, Over, Won</text:span></text:p>
          <text:p text:style-name="P2"><text:span text:style-name="T3">Signals: updateUI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8cm" svg:y1="4.556cm" svg:x2="10.979cm" svg:y2="5.309cm" draw:start-shape="id1" draw:start-glue-point="2" draw:end-shape="id2" draw:end-glue-point="0" svg:d="M10980 4556v392h-1v361" svg:viewBox="0 0 2 754">
          <text:p/>
        </draw:connector>
        <draw:connector draw:style-name="gr3" draw:text-style-name="P3" draw:layer="layout" draw:line-skew="-0.715cm" svg:x1="2.47cm" svg:y1="6.647cm" svg:x2="2.47cm" svg:y2="3.253cm" draw:start-shape="id2" draw:start-glue-point="3" draw:end-shape="id1" draw:end-glue-point="3" svg:d="M2470 6647h-1216v-3394h1216" svg:viewBox="0 0 1217 3395">
          <text:p/>
        </draw:connector>
        <draw:frame draw:style-name="gr4" draw:text-style-name="P4" draw:layer="layout" svg:width="3.829cm" svg:height="0.78cm" svg:x="1.162cm" svg:y="4.563cm">
          <draw:text-box>
            <text:p><text:span text:style-name="T3">Signal: updateUI</text:span></text:p>
          </draw:text-box>
        </draw:frame>
        <draw:custom-shape draw:style-name="gr1" draw:text-style-name="P1" xml:id="id3" draw:id="id3" draw:layer="layout" svg:width="8.89cm" svg:height="2.235cm" svg:x="1.881cm" svg:y="8.798cm">
          <text:p text:style-name="P1"><text:span text:style-name="T1">Camera</text:span></text:p>
          <text:p text:style-name="P2"><text:span text:style-name="T3">Members: ProjectMatrix, ViewMatrix, Frustum </text:span></text:p>
          <text:p text:style-name="P2"><text:span text:style-name="T3">Methods: viewable, render, resize, tick</text:span></text:p>
          <text:p text:style-name="P2"><text:span text:style-name="T3">States: Menu, 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8.89cm" svg:height="1.778cm" svg:x="11.487cm" svg:y="11.695cm">
          <text:p text:style-name="P1"><text:span text:style-name="T1">Menu</text:span></text:p>
          <text:p text:style-name="P2"><text:span text:style-name="T3">Members: OpenGLBuffer, ShaderProgram </text:span></text:p>
          <text:p text:style-name="P2"><text:span text:style-name="T3">Methods: event,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8.89cm" svg:height="1.778cm" svg:x="11.487cm" svg:y="8.83cm">
          <text:p text:style-name="P1"><text:span text:style-name="T1">Light</text:span></text:p>
          <text:p text:style-name="P2"><text:span text:style-name="T3">Members: position, ambient, diffuse, specular</text:span></text:p>
          <text:p text:style-name="P2"><text:span text:style-name="T3">Methods: get/set for all memb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8.89cm" svg:height="1.211cm" svg:x="11.487cm" svg:y="14.448cm">
          <text:p text:style-name="P1"><text:span text:style-name="T1">Physics</text:span></text:p>
          <text:p text:style-name="P2"><text:span text:style-name="T3">Methods: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8.89cm" svg:height="1.692cm" svg:x="11.487cm" svg:y="16.79cm">
          <text:p text:style-name="P1"><text:span text:style-name="T1">Level</text:span></text:p>
          <text:p text:style-name="P2"><text:span text:style-name="T3">Members: Cube[], cubeRows, cubeCols</text:span></text:p>
          <text:p text:style-name="P2"><text:span text:style-name="T3">Methods: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8.89cm" svg:height="2.986cm" svg:x="1.881cm" svg:y="16.723cm">
          <text:p text:style-name="P1"><text:span text:style-name="T1">Player</text:span></text:p>
          <text:p text:style-name="P2"><text:span text:style-name="T3">Members: Sphere, position, velocity, rotation</text:span></text:p>
          <text:p text:style-name="P2"><text:span text:style-name="T3"><text:s text:c="15"/></text:span><text:span text:style-name="T3">force, mass, terminalVelocity, lives</text:span></text:p>
          <text:p text:style-name="P2"><text:span text:style-name="T3">Methods: event, load, render, tick, unload</text:span></text:p>
          <text:p text:style-name="P2"><text:span text:style-name="T3">States: Standard, Spe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8.854cm" svg:height="1.072cm" svg:x="6.354cm" svg:y="0.817cm">
          <draw:text-box>
            <text:p><text:span text:style-name="T4">Architecture Block Diagram</text:span></text:p>
          </draw:text-box>
        </draw:frame>
        <draw:connector draw:style-name="gr2" draw:text-style-name="P1" draw:layer="layout" draw:line-skew="-0.145cm" svg:x1="10.979cm" svg:y1="7.985cm" svg:x2="6.326cm" svg:y2="8.798cm" draw:start-shape="id2" draw:start-glue-point="2" draw:end-shape="id3" draw:end-glue-point="0" svg:d="M10979 7985v261h-4653v552" svg:viewBox="0 0 4654 814">
          <text:p/>
        </draw:connector>
        <draw:connector draw:style-name="gr2" draw:text-style-name="P1" draw:layer="layout" draw:line-skew="1.181cm" svg:x1="10.979cm" svg:y1="7.985cm" svg:x2="15.932cm" svg:y2="11.695cm" draw:start-shape="id2" draw:start-glue-point="2" draw:end-shape="id4" draw:end-glue-point="0" svg:d="M10979 7985v3036h4953v674" svg:viewBox="0 0 4954 3711">
          <text:p/>
        </draw:connector>
        <draw:connector draw:style-name="gr2" draw:text-style-name="P1" draw:layer="layout" draw:line-skew="3.759cm" svg:x1="10.979cm" svg:y1="7.985cm" svg:x2="6.326cm" svg:y2="16.723cm" draw:start-shape="id2" draw:start-glue-point="2" draw:end-shape="id5" draw:end-glue-point="0" svg:d="M10979 7985v8128h-4653v610" svg:viewBox="0 0 4654 8739">
          <text:p/>
        </draw:connector>
        <draw:custom-shape draw:style-name="gr1" draw:text-style-name="P1" xml:id="id8" draw:id="id8" draw:layer="layout" svg:width="8.89cm" svg:height="1.802cm" svg:x="11.487cm" svg:y="19.236cm">
          <text:p text:style-name="P1"><text:span text:style-name="T1">Cube</text:span></text:p>
          <text:p text:style-name="P2"><text:span text:style-name="T3">Members: OpenGLBuffer[], ShaderProgram </text:span></text:p>
          <text:p text:style-name="P2"><text:span text:style-name="T3">Methods: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8.89cm" svg:height="1.662cm" svg:x="1.881cm" svg:y="20.36cm">
          <text:p text:style-name="P1"><text:span text:style-name="T1">Sphere</text:span></text:p>
          <text:p text:style-name="P2"><text:span text:style-name="T3">Members: OpenGLBuffer, ShaderProgram </text:span></text:p>
          <text:p text:style-name="P2"><text:span text:style-name="T3">Methods: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26cm" svg:y1="19.709cm" svg:x2="6.326cm" svg:y2="20.36cm" draw:start-shape="id5" draw:start-glue-point="2" draw:end-shape="id6" draw:end-glue-point="0" svg:d="M6326 19709v651" svg:viewBox="0 0 1 652">
          <text:p/>
        </draw:connector>
        <draw:connector draw:style-name="gr2" draw:text-style-name="P1" draw:layer="layout" svg:x1="15.932cm" svg:y1="18.482cm" svg:x2="15.932cm" svg:y2="19.236cm" draw:start-shape="id7" draw:start-glue-point="2" draw:end-shape="id8" draw:end-glue-point="0" svg:d="M15932 18482v754" svg:viewBox="0 0 1 755">
          <text:p/>
        </draw:connector>
        <draw:connector draw:style-name="gr2" draw:text-style-name="P1" draw:layer="layout" draw:line-skew="3.725cm" svg:x1="10.979cm" svg:y1="7.985cm" svg:x2="15.932cm" svg:y2="16.79cm" draw:start-shape="id2" draw:start-glue-point="2" draw:end-shape="id7" draw:end-glue-point="0" svg:d="M10979 7985v8128h4953v677" svg:viewBox="0 0 4954 8806">
          <text:p/>
        </draw:connector>
        <draw:connector draw:style-name="gr2" draw:text-style-name="P1" draw:layer="layout" draw:line-skew="2.637cm" svg:x1="10.979cm" svg:y1="7.985cm" svg:x2="15.932cm" svg:y2="14.448cm" draw:start-shape="id2" draw:start-glue-point="2" draw:end-shape="id9" draw:end-glue-point="0" svg:d="M10979 7985v5868h4953v595" svg:viewBox="0 0 4954 6464">
          <text:p/>
        </draw:connector>
        <draw:connector draw:style-name="gr2" draw:text-style-name="P1" draw:layer="layout" draw:line-skew="-0.161cm" svg:x1="10.979cm" svg:y1="7.985cm" svg:x2="15.932cm" svg:y2="8.83cm" draw:start-shape="id2" draw:start-glue-point="2" draw:end-shape="id10" draw:end-glue-point="0" svg:d="M10979 7985v262h4953v583" svg:viewBox="0 0 4954 846">
          <text:p/>
        </draw:connector>
        <draw:custom-shape draw:style-name="gr1" draw:text-style-name="P1" xml:id="id11" draw:id="id11" draw:layer="layout" svg:width="8.89cm" svg:height="1.778cm" svg:x="1.881cm" svg:y="11.67cm">
          <text:p text:style-name="P1"><text:span text:style-name="T1">Frustum</text:span></text:p>
          <text:p text:style-name="P2"><text:span text:style-name="T3">Members: Plane[]</text:span></text:p>
          <text:p text:style-name="P2"><text:span text:style-name="T3">Methods: projection, view, viewab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8.89cm" svg:height="1.745cm" svg:x="1.881cm" svg:y="14.03cm">
          <text:p text:style-name="P1"><text:span text:style-name="T1">Plane</text:span></text:p>
          <text:p text:style-name="P2"><text:span text:style-name="T3">Members: delta, normal</text:span></text:p>
          <text:p text:style-name="P2"><text:span text:style-name="T3">Methods: 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8.89cm" svg:height="1.762cm" svg:x="11.487cm" svg:y="21.776cm">
          <text:p text:style-name="P1"><text:span text:style-name="T1">Box</text:span></text:p>
          <text:p text:style-name="P2"><text:span text:style-name="T3">Members: corner[]</text:span></text:p>
          <text:p text:style-name="P2"><text:span text:style-name="T3">Methods: getCorner, operator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26cm" svg:y1="11.033cm" svg:x2="6.326cm" svg:y2="11.67cm" draw:start-shape="id3" draw:start-glue-point="2" draw:end-shape="id11" draw:end-glue-point="0" svg:d="M6326 11033v637" svg:viewBox="0 0 1 638">
          <text:p/>
        </draw:connector>
        <draw:connector draw:style-name="gr2" draw:text-style-name="P1" draw:layer="layout" svg:x1="6.326cm" svg:y1="13.448cm" svg:x2="6.326cm" svg:y2="14.03cm" draw:start-shape="id11" draw:start-glue-point="2" draw:end-shape="id12" svg:d="M6326 13448v582" svg:viewBox="0 0 1 583">
          <text:p/>
        </draw:connector>
        <draw:connector draw:style-name="gr2" draw:text-style-name="P1" draw:layer="layout" svg:x1="15.932cm" svg:y1="21.038cm" svg:x2="15.932cm" svg:y2="21.776cm" draw:start-shape="id8" draw:start-glue-point="2" draw:end-shape="id13" draw:end-glue-point="0" svg:d="M15932 21038v738" svg:viewBox="0 0 1 739">
          <text:p/>
        </draw:connector>
        <draw:custom-shape draw:style-name="gr1" draw:text-style-name="P1" xml:id="id14" draw:id="id14" draw:layer="layout" svg:width="8.89cm" svg:height="1.7cm" svg:x="1.881cm" svg:y="22.476cm">
          <text:p text:style-name="P1"><text:span text:style-name="T1">Machine</text:span></text:p>
          <text:p text:style-name="P2"><text:span text:style-name="T3">Members: State[], Event[], currentState</text:span></text:p>
          <text:p text:style-name="P2"><text:span text:style-name="T3">Methods: event, render, start,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126cm" svg:x1="1.881cm" svg:y1="18.216cm" svg:x2="1.881cm" svg:y2="23.326cm" draw:start-shape="id5" draw:start-glue-point="3" draw:end-shape="id14" draw:end-glue-point="3" svg:d="M1881 18216h-627v5110h627" svg:viewBox="0 0 628 5111">
          <text:p/>
        </draw:connector>
        <draw:connector draw:style-name="gr2" draw:text-style-name="P1" draw:layer="layout" draw:line-skew="-0.126cm" svg:x1="1.881cm" svg:y1="9.915cm" svg:x2="1.881cm" svg:y2="23.326cm" draw:start-shape="id3" draw:start-glue-point="3" draw:end-shape="id14" draw:end-glue-point="3" svg:d="M1881 9915h-627v13411h627" svg:viewBox="0 0 628 13412">
          <text:p/>
        </draw:connector>
        <draw:connector draw:style-name="gr2" draw:text-style-name="P1" draw:layer="layout" draw:line-skew="-0.126cm" svg:x1="2.47cm" svg:y1="6.647cm" svg:x2="1.881cm" svg:y2="23.326cm" draw:start-shape="id2" draw:start-glue-point="3" draw:end-shape="id14" draw:end-glue-point="3" svg:d="M2470 6647h-1216v16679h627" svg:viewBox="0 0 1217 16680">
          <text:p/>
        </draw:connector>
        <draw:custom-shape draw:style-name="gr1" draw:text-style-name="P1" xml:id="id15" draw:id="id15" draw:layer="layout" svg:width="8.89cm" svg:height="1.7cm" svg:x="1.881cm" svg:y="24.776cm">
          <text:p text:style-name="P1"><text:span text:style-name="T1">State</text:span></text:p>
          <text:p text:style-name="P2"><text:span text:style-name="T3">Members: Event[]</text:span></text:p>
          <text:p text:style-name="P2"><text:span text:style-name="T3">Methods: enter, event, exit, render,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26cm" svg:y1="24.176cm" svg:x2="6.326cm" svg:y2="24.776cm" draw:start-shape="id14" draw:start-glue-point="2" draw:end-shape="id15" draw:end-glue-point="0" svg:d="M6326 24176v600" svg:viewBox="0 0 1 601">
          <text:p/>
        </draw:connector>
        <draw:custom-shape draw:style-name="gr1" draw:text-style-name="P1" xml:id="id16" draw:id="id16" draw:layer="layout" svg:width="8.89cm" svg:height="1.608cm" svg:x="11.487cm" svg:y="24.83cm">
          <text:p text:style-name="P1"><text:span text:style-name="T1">Event</text:span></text:p>
          <text:p text:style-name="P2"><text:span text:style-name="T3">Members: transitionState</text:span></text:p>
          <text:p text:style-name="P2"><text:span text:style-name="T3">Methods: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71cm" svg:y1="25.626cm" svg:x2="11.487cm" svg:y2="25.634cm" draw:start-shape="id15" draw:start-glue-point="1" draw:end-shape="id16" draw:end-glue-point="3" svg:d="M10771 25626h358v8h358" svg:viewBox="0 0 717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6:28:07.615853562</meta:creation-date>
    <dc:date>2015-05-30T14:46:58.959383300</dc:date>
    <meta:editing-duration>PT7H10M58S</meta:editing-duration>
    <meta:editing-cycles>53</meta:editing-cycles>
    <meta:generator>LibreOffice/4.2.7.2$Linux_X86_64 LibreOffice_project/420m0$Build-2</meta:generator>
    <meta:document-statistic meta:object-count="36"/>
  </office:meta>
</office:document-meta>
</file>